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1.164cm" fo:min-width="1.595cm"/>
    </style:style>
    <style:style style:name="gr2" style:family="graphic" style:parent-style-name="standard">
      <style:graphic-properties svg:stroke-color="#ff3333" draw:fill-color="#ff3333" draw:auto-grow-height="false" fo:min-height="0.479cm" fo:min-width="1.486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163cm" fo:min-width="1.595cm"/>
    </style:style>
    <style:style style:name="gr4" style:family="graphic" style:parent-style-name="standard">
      <style:graphic-properties svg:stroke-color="#ff3333" draw:fill-color="#ff3333" draw:auto-grow-height="false" fo:min-height="0.479cm" fo:min-width="1.487cm" fo:wrap-option="no-wrap"/>
    </style:style>
    <style:style style:name="gr5" style:family="graphic" style:parent-style-name="standard" style:list-style-name="L1">
      <style:graphic-properties svg:stroke-color="#ff3333" draw:fill-color="#ff3333" draw:auto-grow-height="false" fo:min-height="0.479cm" fo:min-width="1.487cm" fo:wrap-option="no-wrap"/>
    </style:style>
    <style:style style:name="gr6" style:family="graphic" style:parent-style-name="standard">
      <style:graphic-properties draw:auto-grow-height="false" fo:min-height="0.478cm" fo:min-width="1.487cm" fo:wrap-option="no-wrap"/>
    </style:style>
    <style:style style:name="gr7" style:family="graphic" style:parent-style-name="standard">
      <style:graphic-properties draw:auto-grow-height="false" fo:min-height="0.479cm" fo:min-width="1.487cm" fo:wrap-option="no-wrap"/>
    </style:style>
    <style:style style:name="gr8" style:family="graphic" style:parent-style-name="standard">
      <style:graphic-properties draw:auto-grow-height="false" fo:min-height="0.479cm" fo:min-width="1.717cm" fo:wrap-option="no-wrap"/>
    </style:style>
    <style:style style:name="gr9" style:family="graphic" style:parent-style-name="standard">
      <style:graphic-properties draw:auto-grow-height="false" fo:min-height="0.54cm" fo:min-width="1.472cm" fo:wrap-option="no-wrap"/>
    </style:style>
    <style:style style:name="gr10" style:family="graphic" style:parent-style-name="standard">
      <style:graphic-properties draw:auto-grow-height="false" fo:min-height="0.479cm" fo:min-width="1.718cm" fo:wrap-option="no-wrap"/>
    </style:style>
    <style:style style:name="gr11" style:family="graphic" style:parent-style-name="standard">
      <style:graphic-properties draw:fill-color="#ff3300" draw:auto-grow-height="false" fo:min-height="0.479cm" fo:min-width="1.936cm" fo:wrap-option="no-wrap"/>
    </style:style>
    <style:style style:name="gr12" style:family="graphic" style:parent-style-name="standard" style:list-style-name="L1">
      <style:graphic-properties svg:stroke-color="#ff3333" draw:fill-color="#ff3333" draw:auto-grow-height="false" fo:min-height="0.479cm" fo:min-width="1.486cm" fo:wrap-option="no-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/>
    </style:style>
    <style:style style:name="gr16" style:family="graphic" style:parent-style-name="standard">
      <style:graphic-properties draw:fill-color="#009933" draw:auto-grow-height="false" fo:min-height="0.479cm" fo:min-width="1.487cm" fo:wrap-option="no-wrap"/>
    </style:style>
    <style:style style:name="gr17" style:family="graphic" style:parent-style-name="standard">
      <style:graphic-properties svg:stroke-color="#ff3333" draw:fill-color="#ff3333"/>
    </style:style>
    <style:style style:name="gr18" style:family="graphic" style:parent-style-name="standard">
      <style:graphic-properties svg:stroke-color="#ff3333"/>
    </style:style>
    <style:style style:name="gr19" style:family="graphic" style:parent-style-name="standard">
      <style:graphic-properties draw:fill-color="#009933" draw:textarea-horizontal-align="justify" draw:textarea-vertical-align="middle" draw:auto-grow-height="false" fo:min-height="1.164cm" fo:min-width="1.595cm"/>
    </style:style>
    <style:style style:name="gr20" style:family="graphic" style:parent-style-name="objectwithoutfill">
      <style:graphic-properties svg:stroke-color="#ff3333" draw:fill="none"/>
    </style:style>
    <style:style style:name="gr21" style:family="graphic" style:parent-style-name="standard" style:list-style-name="L1">
      <style:graphic-properties svg:stroke-color="#ff3333" draw:fill-color="#ff3333" draw:auto-grow-height="false" fo:min-height="0.479cm" fo:min-width="1.486cm" fo:wrap-option="no-wrap"/>
    </style:style>
    <style:style style:name="gr22" style:family="graphic" style:parent-style-name="objectwithoutfill">
      <style:graphic-properties draw:stroke="dash" draw:stroke-dash="Fine_20_Dotted" draw:fill="none"/>
    </style:style>
    <style:style style:name="gr23" style:family="graphic" style:parent-style-name="standard">
      <style:graphic-properties svg:stroke-color="#009933"/>
    </style:style>
    <style:style style:name="gr24" style:family="graphic" style:parent-style-name="standard">
      <style:graphic-properties svg:stroke-width="0.081cm" svg:stroke-color="#9900ff" draw:marker-start-width="0.321cm" draw:marker-end-width="0.321cm" fo:padding-top="0.165cm" fo:padding-bottom="0.165cm" fo:padding-left="0.29cm" fo:padding-right="0.29cm"/>
    </style:style>
    <style:style style:name="gr25" style:family="graphic" style:parent-style-name="objectwithoutfill">
      <style:graphic-properties svg:stroke-color="#ff3333" draw:marker-end="Arrow" draw:marker-end-width="0.3cm" draw:fill="none"/>
    </style:style>
    <style:style style:name="gr26" style:family="graphic" style:parent-style-name="standard">
      <style:graphic-properties draw:fill-color="#ff3300" draw:auto-grow-height="false" fo:min-height="0.81cm" fo:min-width="2.26cm" fo:wrap-option="no-wrap"/>
    </style:style>
    <style:style style:name="gr27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3333"/>
      <style:paragraph-properties fo:margin-left="0cm" fo:margin-right="0cm" fo:text-align="center" fo:text-indent="0cm"/>
      <style:text-properties style:font-name="Liberation Sans" fo:font-size="8pt" style:letter-kerning="true" style:font-name-asian="Noto Sans CJK SC Regular" style:font-size-asian="18pt" style:font-name-complex="FreeSans" style:font-size-complex="18pt"/>
    </style:style>
    <style:style style:name="P5" style:family="paragraph">
      <loext:graphic-properties draw:fill-color="#ff33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9933"/>
      <style:paragraph-properties fo:text-align="center"/>
    </style:style>
    <style:style style:name="T1" style:family="text">
      <style:text-properties style:font-name="Liberation Sans" fo:font-size="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4" draw:id="id24" draw:layer="layout" svg:width="2.095cm" svg:height="1.414cm" svg:x="6.2cm" svg:y="1.8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15cm" svg:height="0.893cm" svg:x="6.2cm" svg:y="3.732cm">
          <text:p text:style-name="P1"><text:span text:style-name="T1">STAR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xml:id="id13" draw:id="id13" draw:layer="layout" svg:width="2.095cm" svg:height="1.413cm" svg:x="16.371cm" svg:y="1.875cm">
          <text:p text:style-name="P3">CLI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15cm" svg:height="0.893cm" svg:x="6.2cm" svg:y="4.922cm">
          <text:p text:style-name="P1"><text:span text:style-name="T1">BIND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xml:id="id11" draw:id="id11" draw:layer="layout" svg:width="2.15cm" svg:height="0.893cm" svg:x="6.201cm" svg:y="6.114cm">
          <text:p text:style-name="P1"><text:span text:style-name="T1">LISTEN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2" xml:id="id2" draw:id="id2" draw:layer="layout" svg:width="2.151cm" svg:height="0.893cm" svg:x="6.201cm" svg:y="8.321cm">
          <text:p text:style-name="P1"><text:span text:style-name="T1">ACCEP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xml:id="id3" draw:id="id3" draw:layer="layout" svg:width="2.151cm" svg:height="0.893cm" svg:x="6.201cm" svg:y="11.131cm">
          <text:p text:style-name="P1"><text:span text:style-name="T1">REGIST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xml:id="id6" draw:id="id6" draw:layer="layout" svg:width="2.15cm" svg:height="0.893cm" svg:x="6.2cm" svg:y="13.484cm">
          <text:p text:style-name="P1"><text:span text:style-name="T1">RECEIV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2" xml:id="id12" draw:id="id12" draw:layer="layout" svg:width="2.151cm" svg:height="0.893cm" svg:x="6.2cm" svg:y="18.042cm">
          <text:p text:style-name="P1"><text:span text:style-name="T1">RECEIV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xml:id="id1" draw:id="id1" draw:layer="layout" svg:width="2.151cm" svg:height="0.892cm" svg:x="16.371cm" svg:y="7.905cm">
          <text:p text:style-name="P3">CONNEC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3" xml:id="id4" draw:id="id4" draw:layer="layout" svg:width="2.151cm" svg:height="0.893cm" svg:x="16.371cm" svg:y="11.579cm">
          <text:p text:style-name="P3">RECEIV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3" xml:id="id14" draw:id="id14" draw:layer="layout" svg:width="2.381cm" svg:height="0.893cm" svg:x="16.219cm" svg:y="17.576cm">
          <text:p text:style-name="P3">MESSAG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3" xml:id="id5" draw:id="id5" draw:layer="layout" svg:width="2.15cm" svg:height="0.968cm" svg:x="16.371cm" svg:y="12.787cm">
          <text:p text:style-name="P3">RESPONSE</text:p>
          <text:p text:style-name="P3">REGIST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3" xml:id="id15" draw:id="id15" draw:layer="layout" svg:width="2.382cm" svg:height="0.893cm" svg:x="16.212cm" svg:y="19.028cm">
          <text:p text:style-name="P3">COMANDO</text:p>
          <text:p text:style-name="P3"><text:span text:style-name="T2">$$&lt;COMANDO&gt;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5" xml:id="id19" draw:id="id19" draw:layer="layout" svg:width="2.6cm" svg:height="0.893cm" svg:x="2.4cm" svg:y="18cm">
          <text:p text:style-name="P1"><text:span text:style-name="T1">COMANDO</text:span></text:p>
          <text:p text:style-name="P1"><text:span text:style-name="T1">$$&lt;COMANDO&gt;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4" xml:id="id18" draw:id="id18" draw:layer="layout" svg:width="2.15cm" svg:height="0.893cm" svg:x="6.2cm" svg:y="19.4cm">
          <text:p text:style-name="P1"><text:span text:style-name="T1">MESSAG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3" draw:text-style-name="P6" draw:layer="layout" draw:type="line" svg:x1="16.371cm" svg:y1="8.351cm" svg:x2="8.352cm" svg:y2="8.767cm" draw:start-shape="id1" draw:start-glue-point="3" draw:end-shape="id2" draw:end-glue-point="1" svg:d="M16371 8351l-8019 416" svg:viewBox="0 0 8020 417">
          <text:p/>
        </draw:connector>
        <draw:connector draw:style-name="gr14" draw:text-style-name="P6" draw:layer="layout" draw:type="line" svg:x1="8.352cm" svg:y1="11.577cm" svg:x2="16.371cm" svg:y2="12.025cm" draw:start-shape="id3" draw:start-glue-point="1" draw:end-shape="id4" svg:d="M8352 11577l8019 448" svg:viewBox="0 0 8020 449">
          <text:p text:style-name="P3">“QUAL O SEU NOME?”</text:p>
          <text:p text:style-name="P3"/>
        </draw:connector>
        <draw:connector draw:style-name="gr15" draw:text-style-name="P6" draw:layer="layout" draw:type="line" svg:x1="16.371cm" svg:y1="13.271cm" svg:x2="8.35cm" svg:y2="13.93cm" draw:start-shape="id5" draw:start-glue-point="3" draw:end-shape="id6" draw:end-glue-point="1" svg:d="M16371 13271l-8021 659" svg:viewBox="0 0 8022 660">
          <text:p text:style-name="P3">“MEU NOME É &lt;NOME&gt;”</text:p>
          <text:p text:style-name="P3"/>
        </draw:connector>
        <draw:connector draw:style-name="gr15" draw:text-style-name="P6" draw:layer="layout" draw:type="line" svg:x1="8.351cm" svg:y1="15.33cm" svg:x2="11.443cm" svg:y2="15.789cm" draw:start-shape="id7" draw:start-glue-point="1" draw:end-shape="id8" draw:end-glue-point="3" svg:d="M8351 15330l3092 459" svg:viewBox="0 0 3093 460">
          <text:p text:style-name="P3">&lt;NOME&gt; ENTROU</text:p>
          <text:p text:style-name="P3"/>
        </draw:connector>
        <draw:custom-shape draw:style-name="gr16" draw:text-style-name="P7" xml:id="id8" draw:id="id8" draw:layer="layout" svg:width="2.151cm" svg:height="0.893cm" svg:x="11.443cm" svg:y="15.343cm">
          <text:p text:style-name="P3">BROADCAS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7" draw:text-style-name="P2" draw:layer="layout" svg:x1="7.275cm" svg:y1="4.625cm" svg:x2="7.275cm" svg:y2="4.922cm" draw:start-shape="id9" draw:start-glue-point="2" draw:end-shape="id10" draw:end-glue-point="0" svg:d="M7275 4625v297" svg:viewBox="0 0 1 298">
          <text:p/>
        </draw:connector>
        <draw:connector draw:style-name="gr17" draw:text-style-name="P2" draw:layer="layout" svg:x1="7.275cm" svg:y1="5.815cm" svg:x2="7.276cm" svg:y2="6.114cm" draw:start-shape="id10" draw:start-glue-point="2" draw:end-shape="id11" draw:end-glue-point="0" svg:d="M7275 5815v149h1v150" svg:viewBox="0 0 2 300">
          <text:p/>
        </draw:connector>
        <draw:connector draw:style-name="gr18" draw:text-style-name="P3" draw:layer="layout" svg:x1="7.276cm" svg:y1="7.007cm" svg:x2="7.276cm" svg:y2="8.321cm" draw:start-shape="id11" draw:start-glue-point="2" draw:end-shape="id2" draw:end-glue-point="0" svg:d="M7276 7007v1314" svg:viewBox="0 0 1 1315">
          <text:p/>
        </draw:connector>
        <draw:connector draw:style-name="gr18" draw:text-style-name="P3" xml:id="id26" draw:id="id26" draw:layer="layout" svg:x1="7.276cm" svg:y1="9.214cm" svg:x2="7.276cm" svg:y2="11.131cm" draw:start-shape="id2" draw:start-glue-point="2" draw:end-shape="id3" draw:end-glue-point="0" svg:d="M7276 9214v1917" svg:viewBox="0 0 1 1918">
          <text:p/>
        </draw:connector>
        <draw:connector draw:style-name="gr18" draw:text-style-name="P3" draw:layer="layout" svg:x1="7.276cm" svg:y1="12.024cm" svg:x2="7.275cm" svg:y2="13.484cm" draw:start-shape="id3" draw:start-glue-point="2" draw:end-shape="id6" draw:end-glue-point="0" svg:d="M7276 12024v730h-1v730" svg:viewBox="0 0 2 1461">
          <text:p/>
        </draw:connector>
        <draw:connector draw:style-name="gr18" draw:text-style-name="P3" draw:layer="layout" svg:x1="7.276cm" svg:y1="15.777cm" svg:x2="7.275cm" svg:y2="18.042cm" draw:start-shape="id7" draw:start-glue-point="2" draw:end-shape="id12" draw:end-glue-point="0" svg:d="M7276 15777v1132h-1v1133" svg:viewBox="0 0 2 2266">
          <text:p/>
        </draw:connector>
        <draw:custom-shape draw:style-name="gr19" draw:text-style-name="P7" xml:id="id25" draw:id="id25" draw:layer="layout" svg:width="2.095cm" svg:height="1.414cm" svg:x="11.514cm" svg:y="1.8cm">
          <text:p text:style-name="P1"><text:span text:style-name="T1">BROADCAST</text:span></text:p>
          <draw:enhanced-geometry svg:viewBox="0 0 21600 21600" draw:type="rectangle" draw:enhanced-path="M 0 0 L 21600 0 21600 21600 0 21600 0 0 Z N"/>
        </draw:custom-shape>
        <draw:connector draw:style-name="standard" draw:text-style-name="P3" draw:layer="layout" svg:x1="17.418cm" svg:y1="3.288cm" svg:x2="17.446cm" svg:y2="7.905cm" draw:start-shape="id13" draw:start-glue-point="2" draw:end-shape="id1" draw:end-glue-point="0" svg:d="M17418 3288v2308h28v2309" svg:viewBox="0 0 29 4618">
          <text:p/>
        </draw:connector>
        <draw:connector draw:style-name="standard" draw:text-style-name="P3" xml:id="id27" draw:id="id27" draw:layer="layout" svg:x1="17.446cm" svg:y1="8.797cm" svg:x2="17.446cm" svg:y2="11.579cm" draw:start-shape="id1" draw:start-glue-point="2" draw:end-shape="id4" draw:end-glue-point="0" svg:d="M17446 8797v2782" svg:viewBox="0 0 1 2783">
          <text:p/>
        </draw:connector>
        <draw:connector draw:style-name="standard" draw:text-style-name="P3" draw:layer="layout" svg:x1="17.446cm" svg:y1="12.472cm" svg:x2="17.446cm" svg:y2="12.787cm" draw:start-shape="id4" draw:start-glue-point="2" draw:end-shape="id5" draw:end-glue-point="0" svg:d="M17446 12472v315" svg:viewBox="0 0 1 316">
          <text:p/>
        </draw:connector>
        <draw:connector draw:style-name="gr15" draw:text-style-name="P6" draw:layer="layout" draw:type="line" svg:x1="16.219cm" svg:y1="18.022cm" svg:x2="8.351cm" svg:y2="18.488cm" draw:start-shape="id14" draw:start-glue-point="3" draw:end-shape="id12" draw:end-glue-point="1" svg:d="M16219 18022l-7868 466" svg:viewBox="0 0 7869 467">
          <text:p text:style-name="P3">&lt;MESSAGE&gt;</text:p>
          <text:p text:style-name="P3"/>
        </draw:connector>
        <draw:connector draw:style-name="gr15" draw:text-style-name="P6" draw:layer="layout" draw:type="line" svg:x1="16.212cm" svg:y1="19.474cm" svg:x2="8.351cm" svg:y2="18.488cm" draw:start-shape="id15" draw:start-glue-point="3" draw:end-shape="id12" draw:end-glue-point="1" svg:d="M16212 19474l-7861-986" svg:viewBox="0 0 7862 987">
          <text:p text:style-name="P3">$$&lt;COMANDO&gt;</text:p>
          <text:p text:style-name="P3"/>
        </draw:connector>
        <draw:custom-shape draw:style-name="gr16" draw:text-style-name="P7" xml:id="id17" draw:id="id17" draw:layer="layout" svg:width="2.151cm" svg:height="0.893cm" svg:x="11.449cm" svg:y="21.307cm">
          <text:p text:style-name="P1"><text:span text:style-name="T1">BROADCA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5" draw:text-style-name="P6" draw:layer="layout" draw:type="line" svg:x1="8.351cm" svg:y1="21.446cm" svg:x2="11.449cm" svg:y2="21.753cm" draw:start-shape="id16" draw:end-shape="id17" draw:end-glue-point="3" svg:d="M8351 21446l3098 307" svg:viewBox="0 0 3099 308">
          <text:p text:style-name="P3">&lt;MESSAGE&gt;</text:p>
          <text:p text:style-name="P3"/>
        </draw:connector>
        <draw:connector draw:style-name="gr18" draw:text-style-name="P3" draw:layer="layout" svg:x1="7.275cm" svg:y1="18.935cm" svg:x2="7.275cm" svg:y2="19.4cm" draw:start-shape="id12" draw:start-glue-point="2" draw:end-shape="id18" draw:end-glue-point="0" svg:d="M7275 18935v465" svg:viewBox="0 0 1 466">
          <text:p/>
        </draw:connector>
        <draw:connector draw:style-name="gr18" draw:text-style-name="P3" draw:layer="layout" svg:x1="6.2cm" svg:y1="18.488cm" svg:x2="5cm" svg:y2="18.446cm" draw:start-shape="id12" draw:start-glue-point="3" draw:end-shape="id19" draw:end-glue-point="1" svg:d="M6200 18488h-500v-42h-700" svg:viewBox="0 0 1201 43">
          <text:p/>
        </draw:connector>
        <draw:custom-shape draw:style-name="gr11" draw:text-style-name="P5" xml:id="id20" draw:id="id20" draw:layer="layout" svg:width="2.6cm" svg:height="0.893cm" svg:x="2.4cm" svg:y="26.6cm">
          <text:p text:style-name="P1"><text:span text:style-name="T1">COMANDO</text:span></text:p>
          <text:p text:style-name="P1"><text:span text:style-name="T1">$$QUI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5" xml:id="id21" draw:id="id21" draw:layer="layout" svg:width="2.6cm" svg:height="0.893cm" svg:x="3.801cm" svg:y="22.8cm">
          <text:p text:style-name="P1"><text:span text:style-name="T1">COMANDO</text:span></text:p>
          <text:p text:style-name="P1"><text:span text:style-name="T1">$$VIEW_AL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8" draw:text-style-name="P3" draw:layer="layout" draw:line-skew="0.001cm" svg:x1="2.4cm" svg:y1="18.446cm" svg:x2="2.4cm" svg:y2="27.046cm" draw:start-shape="id19" draw:start-glue-point="3" draw:end-shape="id20" draw:end-glue-point="3" svg:d="M2400 18446h-500v8600h500" svg:viewBox="0 0 501 8601">
          <text:p/>
        </draw:connector>
        <draw:connector draw:style-name="gr18" draw:text-style-name="P3" draw:layer="layout" draw:line-skew="-1.346cm" svg:x1="3.7cm" svg:y1="18.893cm" svg:x2="5.101cm" svg:y2="22.8cm" draw:start-shape="id19" draw:start-glue-point="2" draw:end-shape="id21" draw:end-glue-point="0" svg:d="M3700 18893v607h1401v3300" svg:viewBox="0 0 1402 3908">
          <text:p/>
        </draw:connector>
        <draw:custom-shape draw:style-name="gr16" draw:text-style-name="P7" xml:id="id23" draw:id="id23" draw:layer="layout" svg:width="2.151cm" svg:height="0.893cm" svg:x="11.443cm" svg:y="27.043cm">
          <text:p text:style-name="P1"><text:span text:style-name="T1">BROADCA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5" draw:text-style-name="P6" draw:layer="layout" draw:type="line" svg:x1="6.401cm" svg:y1="23.246cm" svg:x2="16.3cm" svg:y2="23.846cm" draw:start-shape="id21" draw:start-glue-point="1" draw:end-shape="id22" draw:end-glue-point="3" svg:d="M6401 23246l9899 600" svg:viewBox="0 0 9900 601">
          <text:p text:style-name="P3">&lt;USERS_ON&gt;</text:p>
          <text:p text:style-name="P3"/>
        </draw:connector>
        <draw:connector draw:style-name="gr15" draw:text-style-name="P6" draw:layer="layout" draw:type="line" svg:x1="5cm" svg:y1="27.046cm" svg:x2="11.443cm" svg:y2="27.489cm" draw:start-shape="id20" draw:start-glue-point="1" draw:end-shape="id23" draw:end-glue-point="3" svg:d="M5000 27046l6443 443" svg:viewBox="0 0 6444 444">
          <text:p text:style-name="P3">“&lt;NOME&gt; SAIU”</text:p>
          <text:p text:style-name="P3"/>
        </draw:connector>
        <draw:custom-shape draw:style-name="gr2" draw:text-style-name="P2" xml:id="id7" draw:id="id7" draw:layer="layout" svg:width="2.15cm" svg:height="0.893cm" svg:x="6.201cm" svg:y="14.884cm">
          <text:p text:style-name="P3">SEND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0" draw:text-style-name="P6" draw:layer="layout" draw:type="line" svg:x1="7.276cm" svg:y1="14.884cm" svg:x2="7.275cm" svg:y2="14.377cm" draw:start-shape="id7" draw:start-glue-point="0" draw:end-shape="id6" draw:end-glue-point="2" svg:d="M7276 14884l-1-507" svg:viewBox="0 0 2 508">
          <text:p/>
        </draw:connector>
        <draw:custom-shape draw:style-name="gr21" draw:text-style-name="P4" xml:id="id16" draw:id="id16" draw:layer="layout" svg:width="2.15cm" svg:height="0.893cm" svg:x="6.201cm" svg:y="21cm">
          <text:p text:style-name="P1"><text:span text:style-name="T1">SEND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0" draw:text-style-name="P6" draw:layer="layout" draw:type="line" svg:x1="7.275cm" svg:y1="20.293cm" svg:x2="7.276cm" svg:y2="21cm" draw:start-shape="id18" draw:start-glue-point="2" draw:end-shape="id16" draw:end-glue-point="0" svg:d="M7275 20293l1 707" svg:viewBox="0 0 2 708">
          <text:p/>
        </draw:connector>
        <draw:custom-shape draw:style-name="gr8" draw:text-style-name="P3" xml:id="id22" draw:id="id22" draw:layer="layout" svg:width="2.381cm" svg:height="0.893cm" svg:x="16.3cm" svg:y="23.4cm">
          <text:p text:style-name="P3">RECEIV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2" draw:text-style-name="P6" draw:layer="layout" svg:x1="1.6cm" svg:y1="17cm" svg:x2="19.5cm" svg:y2="17.1cm">
          <text:p text:style-name="P3"><text:span text:style-name="T3">CONVERSATION PHASE</text:span></text:p>
          <text:p text:style-name="P3"><text:span text:style-name="T3"/></text:p>
        </draw:line>
        <draw:line draw:style-name="gr22" draw:text-style-name="P6" draw:layer="layout" svg:x1="1.6cm" svg:y1="7.401cm" svg:x2="19.5cm" svg:y2="7.501cm">
          <text:p text:style-name="P3"><text:span text:style-name="T3">REGISTER PHASE</text:span></text:p>
          <text:p text:style-name="P3"/>
        </draw:line>
        <draw:connector draw:style-name="standard" draw:text-style-name="P3" draw:layer="layout" draw:line-skew="0.399cm" svg:x1="18.521cm" svg:y1="13.271cm" svg:x2="18.6cm" svg:y2="18.022cm" draw:start-shape="id5" draw:start-glue-point="1" draw:end-shape="id14" draw:end-glue-point="1" svg:d="M18521 13271h979v4751h-900" svg:viewBox="0 0 980 4752">
          <text:p/>
        </draw:connector>
        <draw:connector draw:style-name="standard" draw:text-style-name="P3" draw:layer="layout" draw:line-skew="0.477cm" svg:x1="18.594cm" svg:y1="19.474cm" svg:x2="18.521cm" svg:y2="13.271cm" draw:start-shape="id15" draw:start-glue-point="1" draw:end-shape="id5" draw:end-glue-point="1" svg:d="M18594 19474h906v-6203h-979" svg:viewBox="0 0 980 6204">
          <text:p/>
        </draw:connector>
        <draw:connector draw:style-name="gr17" draw:text-style-name="P2" draw:layer="layout" svg:x1="7.247cm" svg:y1="3.214cm" svg:x2="7.275cm" svg:y2="3.732cm" draw:start-shape="id24" draw:start-glue-point="2" draw:end-shape="id9" draw:end-glue-point="0" svg:d="M7247 3214v259h28v259" svg:viewBox="0 0 29 519">
          <text:p/>
        </draw:connector>
        <draw:connector draw:style-name="gr23" draw:text-style-name="P3" draw:layer="layout" svg:x1="12.561cm" svg:y1="3.214cm" svg:x2="12.518cm" svg:y2="15.343cm" draw:start-shape="id25" draw:start-glue-point="2" draw:end-shape="id8" draw:end-glue-point="0" svg:d="M12561 3214v6064h-43v6065" svg:viewBox="0 0 44 12130">
          <text:p/>
        </draw:connector>
        <draw:connector draw:style-name="gr23" draw:text-style-name="P3" draw:layer="layout" svg:x1="12.518cm" svg:y1="16.236cm" svg:x2="12.524cm" svg:y2="21.307cm" draw:start-shape="id8" draw:start-glue-point="2" draw:end-shape="id17" draw:end-glue-point="0" svg:d="M12518 16236v2535h6v2536" svg:viewBox="0 0 7 5072">
          <text:p/>
        </draw:connector>
        <draw:connector draw:style-name="gr24" draw:text-style-name="P3" draw:layer="layout" svg:x1="7.276cm" svg:y1="10.172cm" svg:x2="17.446cm" svg:y2="10.188cm" draw:start-shape="id26" draw:start-glue-point="0" draw:end-shape="id27" draw:end-glue-point="0" svg:d="M7276 10172h4985v16h5185" svg:viewBox="0 0 10171 17">
          <text:p text:style-name="P3"><text:span text:style-name="T4">CONEXÃO ESTABELECIDA</text:span></text:p>
          <text:p text:style-name="P3"/>
        </draw:connector>
        <draw:connector draw:style-name="gr25" draw:text-style-name="P6" draw:layer="layout" draw:line-skew="0cm -4.101cm" svg:x1="3.7cm" svg:y1="27.493cm" svg:x2="6.201cm" svg:y2="6.56cm" draw:start-shape="id20" draw:start-glue-point="2" draw:end-shape="id11" draw:end-glue-point="3" svg:d="M3700 27493v501h-2300v-21434h4801" svg:viewBox="0 0 4802 21435">
          <text:p/>
        </draw:connector>
        <draw:custom-shape draw:style-name="gr26" draw:text-style-name="P5" xml:id="id28" draw:id="id28" draw:layer="layout" svg:width="3cm" svg:height="1.3cm" svg:x="2.3cm" svg:y="13.3cm">
          <text:p text:style-name="P3">LOGS COM</text:p>
          <text:p text:style-name="P3">&lt;data hora&gt;.log</text:p>
          <text:p text:style-name="P3">LOGIN/LOGOU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7" draw:text-style-name="P6" draw:layer="layout" draw:type="lines" svg:x1="6.2cm" svg:y1="13.93cm" svg:x2="5.3cm" svg:y2="13.95cm" draw:start-shape="id6" draw:start-glue-point="3" draw:end-shape="id28" draw:end-glue-point="1" svg:d="M6200 13930h-301l-97 20h-502" svg:viewBox="0 0 901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tart-line-spacing-horizontal="0.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23:38:38.861242538</meta:creation-date>
    <dc:date>2017-07-04T18:32:11.106366560</dc:date>
    <meta:editing-duration>PT1H20M26S</meta:editing-duration>
    <meta:editing-cycles>8</meta:editing-cycles>
    <meta:generator>LibreOffice/5.3.1.2$Linux_X86_64 LibreOffice_project/30m0$Build-2</meta:generator>
    <meta:document-statistic meta:object-count="60"/>
  </office:meta>
</office:document-meta>
</file>